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Script" svg:font-family="MathJax_Script" style:font-family-generic="swiss" style:font-pitch="variable"/>
    <style:font-face style:name="MathJax_Script1" svg:font-family="MathJax_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59cm" svg:stroke-color="#000000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color="#000000" svg:stroke-opacity="0%" draw:fill-color="#729fcf" draw:textarea-horizontal-align="justify" draw:textarea-vertical-align="middle" draw:auto-grow-height="false" fo:min-height="10.13cm" fo:min-width="9.536cm"/>
      <style:paragraph-properties style:writing-mode="lr-tb"/>
    </style:style>
    <style:style style:name="gr3" style:family="graphic" style:parent-style-name="standard">
      <style:graphic-properties svg:stroke-color="#000000" svg:stroke-opacity="0%" draw:fill-color="#00ff2f" draw:textarea-horizontal-align="justify" draw:textarea-vertical-align="middle" draw:auto-grow-height="false" fo:min-height="4.83cm" fo:min-width="12.8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5.209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.79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style:font-name="MathJax_Script1" fo:font-size="42pt" style:font-size-asian="42pt" style:font-size-complex="42pt"/>
    </style:style>
    <style:style style:name="P3" style:family="paragraph">
      <loext:graphic-properties draw:fill-color="#729fcf"/>
      <style:paragraph-properties fo:text-align="center" style:writing-mode="lr-tb"/>
      <style:text-properties style:font-name="MathJax_Script1" fo:font-size="42pt" style:font-size-asian="42pt" style:font-size-complex="42pt"/>
    </style:style>
    <style:style style:name="P4" style:family="paragraph">
      <loext:graphic-properties draw:fill-color="#00ff2f"/>
      <style:paragraph-properties fo:text-align="center" style:writing-mode="lr-tb"/>
      <style:text-properties style:font-name="MathJax_Script1" fo:font-size="42pt" style:font-size-asian="42pt" style:font-size-complex="42pt"/>
    </style:style>
    <style:style style:name="P5" style:family="paragraph">
      <loext:graphic-properties draw:fill="none" draw:fill-color="#ffffff"/>
      <style:paragraph-properties style:writing-mode="lr-tb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4pt" fo:font-weight="normal" style:font-size-asian="44pt" style:font-weight-asian="normal" style:font-size-complex="44pt" style:font-weight-complex="normal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Arial" fo:font-size="42pt" style:font-size-asian="42pt" style:font-size-complex="42pt"/>
    </style:style>
    <style:style style:name="T2" style:family="text">
      <style:text-properties style:text-position="-8% 58%" style:font-name="MathJax_Script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22cm" svg:y1="16.557cm" svg:x2="3.222cm" svg:y2="1cm">
          <text:p/>
        </draw:line>
        <draw:line draw:style-name="gr1" draw:text-style-name="P1" draw:layer="layout" svg:x1="3.222cm" svg:y1="16.557cm" svg:x2="28.305cm" svg:y2="16.557cm">
          <text:p/>
        </draw:line>
        <draw:custom-shape draw:style-name="gr2" draw:text-style-name="P3" draw:layer="layout" svg:width="10.036cm" svg:height="10.38cm" svg:x="3.346cm" svg:y="6.08cm">
          <text:p text:style-name="P2"><text:span text:style-name="T1">P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371cm" svg:height="5.08cm" svg:x="13.346cm" svg:y="11.46cm">
          <text:p text:style-name="P2"><text:span text:style-name="T1">P</text:span><text:span text:style-name="T2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588cm" svg:height="2.223cm" svg:x="12.827cm" svg:y="16.632cm">
          <draw:text-box>
            <text:p><text:span text:style-name="T3">1</text:span></text:p>
          </draw:text-box>
        </draw:frame>
        <draw:frame draw:style-name="gr4" draw:text-style-name="P5" draw:layer="layout" svg:width="1.588cm" svg:height="2.223cm" svg:x="1.727cm" svg:y="5.133cm">
          <draw:text-box>
            <text:p text:style-name="P6"><text:span text:style-name="T3">1</text:span></text:p>
          </draw:text-box>
        </draw:frame>
        <draw:frame draw:style-name="gr5" draw:text-style-name="P7" draw:layer="layout" svg:width="4.22cm" svg:height="5.459cm" svg:x="0.795cm" svg:y="10.234cm">
          <draw:text-box>
            <text:p text:style-name="P6"><text:span text:style-name="T4">0.5</text:span></text:p>
          </draw:text-box>
        </draw:frame>
        <draw:frame draw:style-name="gr6" draw:text-style-name="P8" draw:layer="layout" svg:width="4.22cm" svg:height="3.04cm" svg:x="25.995cm" svg:y="16.557cm">
          <draw:text-box>
            <text:p text:style-name="P6"><text:span text:style-name="T3">3</text:span></text:p>
          </draw:text-box>
        </draw:frame>
        <draw:line draw:style-name="gr7" draw:text-style-name="P1" draw:layer="layout" svg:x1="28.305cm" svg:y1="11.477cm" svg:x2="3.222cm" svg:y2="11.47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thJax_Script" svg:font-family="MathJax_Script" style:font-family-generic="swiss" style:font-pitch="variable"/>
    <style:font-face style:name="MathJax_Script1" svg:font-family="MathJax_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5:28:29.523718944</meta:creation-date>
    <dc:date>2023-01-12T16:53:29.009258588</dc:date>
    <meta:editing-duration>PT17M40S</meta:editing-duration>
    <meta:editing-cycles>3</meta:editing-cycles>
    <meta:generator>LibreOffice/7.4.3.2$Linux_X86_64 LibreOffice_project/40$Build-2</meta:generator>
    <meta:document-statistic meta:object-count="9"/>
  </office:meta>
</office:document-meta>
</file>